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 to CUDA and OpenCL</text:p>
      <text:p text:style-name="P4">Lab 6 report</text:p>
      <text:p text:style-name="P5">16.04.2020</text:p>
      <text:p text:style-name="P5">Piotr Litwin</text:p>
      <text:p text:style-name="P5">Paweł Skalny</text:p>
      <text:p text:style-name="P5"/>
      <text:p text:style-name="P6">Introduction</text:p>
      <text:p text:style-name="P1"/>
      <text:p text:style-name="P2">During sixth lab we analyzed three different examples and we were trying to improve them. Firstly, we focused on multi-streaming. The technique that allows us to launch several kernels in parallel. We tested all possible configurations for the sample we were working on. Then we were trying do the best to improve Single-Precision A*X Plus Y operation. Finally, we improved provided heat transport simulation code using simple OpenACC macros.</text:p>
      <text:p text:style-name="P1"/>
      <text:p text:style-name="P1"/>
      <text:p text:style-name="P7">Results and conclusions</text:p>
      <text:p text:style-name="P2"/>
      <text:p text:style-name="P2">zad1 results and conclusions</text:p>
      <text:p text:style-name="P2"/>
      <text:p text:style-name="P9">SAXPY:</text:p>
      <text:p text:style-name="P2"/>
      <text:p text:style-name="P2">At the beginning we fixed a little bug in the provided code – the kernel received integers instead floating point numbers. We made couple of measurements and there are <text:s/>results:</text:p>
      <text:p text:style-name="P2"/>
      <text:p text:style-name="P2">Without any changes (just fix arguments): average <text:span text:style-name="T1">156 us</text:span></text:p>
      <text:p text:style-name="P2">Notice that we are looking for less than 25us, so there is much work to do.</text:p>
      <text:p text:style-name="P2"><text:span text:style-name="T2"/></text:p>
      <text:p text:style-name="P2">Then we realised that we knew what exactly data will be needed in our saxpy function. So why dont use prefetching?</text:p>
      <text:p text:style-name="P2"/>
      <text:p text:style-name="P2">With prefetching data: average <text:span text:style-name="T1">122us</text:span></text:p>
      <text:p text:style-name="P2">Better, but not great.</text:p>
      <text:p text:style-name="P2"/>
      <text:p text:style-name="P2">Another idea was to use streams. We also rebuilt the saxpy kernel for the stride-grid technique.</text:p>
      <text:p text:style-name="P2"/>
      <text:p text:style-name="P2">With prefetching data, streams, and stride-grid: average <text:span text:style-name="T1">50us</text:span></text:p>
      <text:p text:style-name="P2">Really close.</text:p>
      <text:p text:style-name="P2"/>
      <text:p text:style-name="P2">Then we removed the unnecessary initialisation of the output vector: average <text:span text:style-name="T1">42us</text:span></text:p>
      <text:p text:style-name="P2">Still not enough.</text:p>
      <text:p text:style-name="P2"><text:soft-page-break/>Finally, we kept the stride-grid for the vector initialisation, but for the saxpy kernel we used a separate grid (mismatched). And voilà we got <text:span text:style-name="T1">2us –</text:span> very satisfactory.</text:p>
      <text:p text:style-name="P2"/>
      <text:p text:style-name="P9">Heat transport simulation:</text:p>
      <text:p text:style-name="P9"/>
      <text:p text:style-name="P9"><text:span text:style-name="T2">This time we got the full algorithm code and one task – make it faster – quickly. We had to detect a loop with independent iterations, analyse the required data (memory management) and we were ready to add short OpenACC macros to magically speed up computing.</text:span></text:p>
      <text:p text:style-name="P2"/>
      <text:p text:style-name="P2">It shows how easily we can accelerate common programs written in pure C/C++ with minimal inter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20:25:43.51</meta:creation-date>
    <dc:date>2020-05-04T10:12:59.65</dc:date>
    <meta:editing-duration>PT4H7M43S</meta:editing-duration>
    <meta:editing-cycles>18</meta:editing-cycles>
    <meta:generator>OpenOffice/4.1.5$Win32 OpenOffice.org_project/415m1$Build-9789</meta:generator>
    <meta:document-statistic meta:table-count="0" meta:image-count="0" meta:object-count="0" meta:page-count="2" meta:paragraph-count="25" meta:word-count="310" meta:character-count="1891"/>
  </office:meta>
</office:document-meta>
</file>